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2fe" officeooo:paragraph-rsid="0002a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8:35:20.427582992</meta:creation-date>
    <dc:date>2021-03-20T18:35:41.794787151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7.3$Linux_X86_64 LibreOffice_project/00m0$Build-3</meta:generator>
  </office:meta>
</office:document-meta>
</file>